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P3" style:family="paragraph" style:parent-style-name="Standard">
      <style:text-properties officeooo:rsid="00107dbd" officeooo:paragraph-rsid="00107dbd"/>
    </style:style>
    <style:style style:name="T1" style:family="text">
      <style:text-properties fo:font-size="16pt" style:font-size-asian="16pt" style:font-size-complex="1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106e9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atabase plan for KKLJ Management App</text:span></text:p>
      <text:p text:style-name="Standard"><text:span text:style-name="T2">Properties</text:span></text:p>
      <text:p text:style-name="Standard">id<text:tab/><text:tab/>Primary Key Integer Not Null Autoincrement</text:p>
      <text:p text:style-name="Standard">name<text:tab/><text:tab/>Text</text:p>
      <text:p text:style-name="Standard">bedrooms<text:tab/>Integer</text:p>
      <text:p text:style-name="Standard">owner<text:tab/><text:tab/>Text</text:p>
      <text:p text:style-name="Standard">email<text:tab/><text:tab/>Text</text:p>
      <text:p text:style-name="Standard"/>
      <text:p text:style-name="Standard"><text:span text:style-name="T2">Guest</text:span></text:p>
      <text:p text:style-name="Standard">id <text:tab/><text:tab/>Integer Not Null Primary Key Autoincrement Unique</text:p>
      <text:p text:style-name="Standard">name<text:tab/><text:tab/>Text</text:p>
      <text:p text:style-name="Standard">email<text:tab/><text:tab/>Text Unique</text:p>
      <text:p text:style-name="Standard"/>
      <text:p text:style-name="Standard"><text:span text:style-name="T2">Stay</text:span></text:p>
      <text:p text:style-name="Standard">id <text:tab/><text:tab/>Primary Key Integer Not Null Autoincrement Unique</text:p>
      <text:p text:style-name="Standard">prop_id<text:tab/>Integer <text:tab/><text:tab/><text:tab/><text:tab/><text:tab/><text:tab/><text:span text:style-name="T3">id from Properties table</text:span></text:p>
      <text:p text:style-name="Standard">guest_id<text:tab/>Integer</text:p>
      <text:p text:style-name="Standard">arrival<text:tab/><text:tab/>Text<text:tab/><text:tab/>format: ‘dd/mm/yyyy’</text:p>
      <text:p text:style-name="Standard">departure<text:tab/>Text<text:tab/><text:tab/>format: ‘dd/mm/yyyy’</text:p>
      <text:p text:style-name="Standard">party_size<text:tab/>Text<text:tab/><text:tab/>format: ex: ‘200’ (2 adults, 0 children, 0 babies)</text:p>
      <text:p text:style-name="P3">security<text:tab/>Text<text:tab/><text:tab/>format: ‘y/n’</text:p>
      <text:p text:style-name="Standard"/>
      <text:p text:style-name="Standard"><text:span text:style-name="T2">Transport</text:span></text:p>
      <text:p text:style-name="Standard">stay_id<text:tab/><text:tab/>Integer<text:tab/><text:tab/><text:tab/><text:tab/><text:tab/><text:tab/><text:tab/><text:span text:style-name="T3">id from Stay table</text:span></text:p>
      <text:p text:style-name="Standard">transport<text:tab/>Text<text:tab/><text:tab/>format: name</text:p>
      <text:p text:style-name="Standard">carhire<text:tab/><text:tab/>Text<text:tab/><text:tab/>format: ‘y’/’n’</text:p>
      <text:p text:style-name="Standard">eta<text:tab/><text:tab/>Text<text:tab/><text:tab/>format: ‘hh:mm’</text:p>
      <text:p text:style-name="Standard">f_in_n<text:span text:style-name="T4">o</text:span><text:tab/>Text</text:p>
      <text:p text:style-name="Standard">f_out_n<text:span text:style-name="T4">o</text:span><text:tab/>Text</text:p>
      <text:p text:style-name="Standard">f_in_t<text:span text:style-name="T4">ime</text:span><text:tab/>Text<text:tab/><text:tab/>format: ‘hh:mm’</text:p>
      <text:p text:style-name="Standard"><text:soft-page-break/>f_out_t<text:span text:style-name="T4">ime</text:span><text:tab/>Text<text:tab/><text:tab/>format: ‘hh:mm’</text:p>
      <text:p text:style-name="Standard"><text:span text:style-name="T2">Charges_Owner</text:span></text:p>
      <text:p text:style-name="Standard">stay_id<text:tab/><text:tab/>Integer<text:tab/><text:tab/><text:tab/><text:tab/><text:tab/><text:tab/><text:span text:style-name="T3">id from Stay table</text:span></text:p>
      <text:p text:style-name="Standard">prop_id<text:tab/>Integer<text:tab/><text:tab/><text:tab/><text:tab/><text:tab/><text:tab/><text:span text:style-name="T3">id from Properties table</text:span></text:p>
      <text:p text:style-name="Standard">clean<text:tab/><text:tab/>Text<text:tab/><text:tab/>format: ‘0.00/description’</text:p>
      <text:p text:style-name="Standard">meetgreet<text:tab/>Text<text:tab/><text:tab/>format: ‘0.00/description’</text:p>
      <text:p text:style-name="Standard">custom<text:tab/><text:tab/>Text<text:tab/><text:tab/>format: ‘0.00/description’</text:p>
      <text:p text:style-name="Standard">total<text:tab/><text:tab/>Text<text:tab/><text:tab/>format: ‘0.00’</text:p>
      <text:p text:style-name="Standard"/>
      <text:p text:style-name="Standard"><text:span text:style-name="T2">Charges_Guest</text:span></text:p>
      <text:p text:style-name="Standard">stay_id<text:tab/><text:tab/><text:tab/>Integer<text:tab/><text:tab/><text:tab/><text:tab/><text:tab/><text:span text:style-name="T3">id from Stay table</text:span></text:p>
      <text:p text:style-name="Standard">meetgreet<text:tab/><text:tab/>Text<text:tab/>format: ‘n’// ‘0.00/descript.’</text:p>
      <text:p text:style-name="Standard">transfer<text:tab/><text:tab/>Text<text:tab/>format: ‘n’// ‘0.00/descript.’</text:p>
      <text:p text:style-name="Standard">pack<text:tab/><text:tab/><text:tab/>Text<text:tab/>format: ‘n’// ‘0.00/descript.’</text:p>
      <text:p text:style-name="Standard">cot_chair<text:tab/><text:tab/>Text <text:tab/>format: ‘nn’// ‘yy/0.00/descript.’</text:p>
      <text:p text:style-name="Standard">custom<text:tab/><text:tab/><text:tab/>Text<text:tab/>format:<text:tab/> ‘0.00//descript.’</text:p>
      <text:p text:style-name="Standard">total<text:tab/><text:tab/><text:tab/>Text <text:tab/>format: ‘0.00’</text:p>
      <text:p text:style-name="P2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style:letter-kerning="false" style:font-name-asian="Calibri1" style:font-family-asian="Calibri" style:font-family-generic-asian="system" style:font-pitch-asian="variable" style:font-size-asian="12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8T16:11:00</meta:creation-date>
    <meta:initial-creator>Thomas Bogg</meta:initial-creator>
    <dc:language>pt-PT</dc:language>
    <dc:date>2022-07-23T20:51:41.995290390</dc:date>
    <meta:editing-cycles>16</meta:editing-cycles>
    <meta:editing-duration>PT4H39M21S</meta:editing-duration>
    <meta:generator>LibreOffice/7.3.4.2$Linux_X86_64 LibreOffice_project/30$Build-2</meta:generator>
    <meta:document-statistic meta:table-count="0" meta:image-count="0" meta:object-count="0" meta:page-count="2" meta:paragraph-count="44" meta:word-count="171" meta:character-count="1288" meta:non-whitespace-character-count="1088"/>
    <meta:user-defined meta:name="AppVersion">15.0000</meta:user-defined>
    <meta:template xlink:type="simple" xlink:actuate="onRequest" xlink:title="Normal" xlink:href=""/>
  </office:meta>
</office:document-meta>
</file>